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utli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Y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table:style-name="ce2" table:formula="of:=[.D2]/[.C2]" office:value-type="percentage" office:value="0.855769230769231" calcext:value-type="percentage">
            <text:p>85.58%</text:p>
          </table:table-cell>
          <table:table-cell office:value-type="float" office:value="15" calcext:value-type="float">
            <text:p>15</text:p>
          </table:table-cell>
          <table:table-cell table:formula="of:=[.F2]/[.C2]" office:value-type="percentage" office:value="0.144230769230769" calcext:value-type="percentage">
            <text:p>14.42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table:formula="of:=[.D3]/[.C3]" office:value-type="percentage" office:value="0.831775700934579" calcext:value-type="percentage">
            <text:p>83.18%</text:p>
          </table:table-cell>
          <table:table-cell office:value-type="float" office:value="18" calcext:value-type="float">
            <text:p>18</text:p>
          </table:table-cell>
          <table:table-cell table:formula="of:=[.F3]/[.C3]" office:value-type="percentage" office:value="0.168224299065421" calcext:value-type="percentage">
            <text:p>16.82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table:formula="of:=[.D4]/[.C4]" office:value-type="percentage" office:value="0.831775700934579" calcext:value-type="percentage">
            <text:p>83.18%</text:p>
          </table:table-cell>
          <table:table-cell office:value-type="float" office:value="18" calcext:value-type="float">
            <text:p>18</text:p>
          </table:table-cell>
          <table:table-cell table:formula="of:=[.F4]/[.C4]" office:value-type="percentage" office:value="0.168224299065421" calcext:value-type="percentage">
            <text:p>16.82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table:formula="of:=[.D5]/[.C5]" office:value-type="percentage" office:value="0.831775700934579" calcext:value-type="percentage">
            <text:p>83.18%</text:p>
          </table:table-cell>
          <table:table-cell office:value-type="float" office:value="18" calcext:value-type="float">
            <text:p>18</text:p>
          </table:table-cell>
          <table:table-cell table:formula="of:=[.F5]/[.C5]" office:value-type="percentage" office:value="0.168224299065421" calcext:value-type="percentage">
            <text:p>16.82%</text:p>
          </table:table-cell>
        </table:table-row>
        <table:table-row table:style-name="ro1" table:number-rows-repeated="104857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5-11-07T20:17:09.932605296</meta:creation-date>
    <dc:date>2015-11-07T20:34:37.028946541</dc:date>
    <dc:creator>Diego </dc:creator>
    <meta:editing-duration>PT15M23S</meta:editing-duration>
    <meta:editing-cycles>2</meta:editing-cycles>
    <meta:generator>LibreOffice/4.2.8.2$Linux_X86_64 LibreOffice_project/420m0$Build-2</meta:generator>
    <meta:document-statistic meta:table-count="1" meta:cell-count="35" meta:object-count="0"/>
  </office:meta>
</office:document-meta>
</file>